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.set( java . lang . Object var0 , int var1 , java . lang . Objec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setShort( java . lang . Object var0 , int var1 , shor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setByte( java . lang . Object var0 , int var1 , byte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Short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setDouble( java . lang . Object var0 , int var1 , double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setLong( java . lang . Object var0 , int var1 , lo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Byte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setFloat( java . lang . Object var0 , int var1 , floa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newInstance( java . lang . Class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setBoolean( java . lang . Object var0 , int var1 , boolea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Length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Float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setInt( java . lang . Object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setChar( java . lang . Object var0 , int var1 , char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newInstance( java . lang . Class var0 , int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Double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Int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Boolean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Long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.getChar( java . lang . Objec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